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0B22F9A876F3C7F6.png" manifest:media-type="image/png"/>
  <manifest:file-entry manifest:full-path="Pictures/100002010000004A00000024A052E1B90748D3FA.png" manifest:media-type="image/png"/>
  <manifest:file-entry manifest:full-path="Pictures/100002010000004A00000024F19113C227CC3B7F.png" manifest:media-type="image/png"/>
  <manifest:file-entry manifest:full-path="Pictures/100002010000004A0000002477D8984DA8174499.png" manifest:media-type="image/png"/>
  <manifest:file-entry manifest:full-path="Pictures/100002010000004A00000024E6DB37260D5095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0" style:family="paragraph" style:parent-style-name="Table_20_Contents">
      <style:text-properties style:font-name="FreeSerif" fo:font-size="10pt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6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1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2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94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103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4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05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style:font-name="Free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ЗАТВЕРДЖУЮ</text:p>
      <text:p text:style-name="P91">Директор школи</text:p>
      <text:p text:style-name="P91">_____________________</text:p>
      <text:p text:style-name="P9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93">Вчитель: Трубіцина Анастасія Леонідівна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6"><draw:image xlink:href="Pictures/100002010000004A00000024F19113C227CC3B7F.png" xlink:type="simple" xlink:show="embed" xlink:actuate="onLoad" loext:mime-type="image/png"/></draw:frame><draw:frame draw:style-name="fr1" draw:name="Изображение12" text:anchor-type="paragraph" svg:x="15.748cm" svg:y="8.453cm" svg:width="1.953cm" svg:height="0.947cm" draw:z-index="8"><draw:image xlink:href="Pictures/100002010000004A00000024A052E1B90748D3FA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11"><draw:image xlink:href="Pictures/100002010000004A00000024E6DB37260D5095D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<draw:frame draw:style-name="fr1" draw:name="Изображение19" text:anchor-type="paragraph" svg:x="16.249cm" svg:y="11.672cm" svg:width="1.953cm" svg:height="0.947cm" draw:z-index="9"><draw:image xlink:href="Pictures/100002010000004A00000024F19113C227CC3B7F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4"><draw:frame draw:style-name="fr1" draw:name="Изображение2" text:anchor-type="paragraph" svg:x="16.249cm" svg:y="0.482cm" svg:width="1.953cm" svg:height="0.947cm" draw:z-index="5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6">Вороніца Ігор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102"><text:span text:style-name="T7">01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575816779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3" office:value-type="string">
            <text:p text:style-name="P106">Гончарук Світлана</text:p>
          </table:table-cell>
          <table:table-cell table:style-name="Таблица1.C3" office:value-type="string">
            <text:p text:style-name="P37">1<text:span text:style-name="T7">0</text:span>-А</text:p>
          </table:table-cell>
          <table:table-cell table:style-name="Таблица1.D3" office:value-type="string">
            <text:p text:style-name="P102"><text:span text:style-name="T7">01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6168404534" text:continue-numbering="true" text:style-name="L1">
              <text:list-item>
                <text:p text:style-name="P94"><draw:frame draw:style-name="fr1" draw:name="Изображение4" text:anchor-type="paragraph" svg:x="16.249cm" svg:y="0.474cm" svg:width="1.953cm" svg:height="0.947cm" draw:z-index="14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6">Горбач Марина</text:p>
          </table:table-cell>
          <table:table-cell table:style-name="Таблица1.C4" office:value-type="string">
            <text:p text:style-name="P37">1<text:span text:style-name="T7">0</text:span>-А</text:p>
          </table:table-cell>
          <table:table-cell table:style-name="Таблица1.D4" office:value-type="string">
            <text:p text:style-name="P102"><text:span text:style-name="T7">01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617959042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5" office:value-type="string">
            <text:p text:style-name="P106">Каспрів Софія</text:p>
          </table:table-cell>
          <table:table-cell table:style-name="Таблица1.C5" office:value-type="string">
            <text:p text:style-name="P37">1<text:span text:style-name="T7">0</text:span>-А</text:p>
          </table:table-cell>
          <table:table-cell table:style-name="Таблица1.D5" office:value-type="string">
            <text:p text:style-name="P102"><text:span text:style-name="T7">01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1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87097074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6" office:value-type="string">
            <text:p text:style-name="P106">Лисаченко Лев</text:p>
          </table:table-cell>
          <table:table-cell table:style-name="Таблица1.C6" office:value-type="string">
            <text:p text:style-name="P37">1<text:span text:style-name="T7">0</text:span>-А</text:p>
          </table:table-cell>
          <table:table-cell table:style-name="Таблица1.D6" office:value-type="string">
            <text:p text:style-name="P102"><text:span text:style-name="T7">01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1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90668990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7" office:value-type="string">
            <text:p text:style-name="P106">Литвин Данило</text:p>
          </table:table-cell>
          <table:table-cell table:style-name="Таблица1.C7" office:value-type="string">
            <text:p text:style-name="P37">1<text:span text:style-name="T7">0</text:span>-А</text:p>
          </table:table-cell>
          <table:table-cell table:style-name="Таблица1.D7" office:value-type="string">
            <text:p text:style-name="P102"><text:span text:style-name="T7">01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1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75908177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8" office:value-type="string">
            <text:p text:style-name="P106">Міхальова Олена</text:p>
          </table:table-cell>
          <table:table-cell table:style-name="Таблица1.C8" office:value-type="string">
            <text:p text:style-name="P37">1<text:span text:style-name="T7">0</text:span>-А</text:p>
          </table:table-cell>
          <table:table-cell table:style-name="Таблица1.D8" office:value-type="string">
            <text:p text:style-name="P102"><text:span text:style-name="T7">01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2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60968669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9" office:value-type="string">
            <text:p text:style-name="P106">Мішина Ганна</text:p>
          </table:table-cell>
          <table:table-cell table:style-name="Таблица1.C9" office:value-type="string">
            <text:p text:style-name="P37">1<text:span text:style-name="T7">0</text:span>-А</text:p>
          </table:table-cell>
          <table:table-cell table:style-name="Таблица1.D9" office:value-type="string">
            <text:p text:style-name="P102"><text:span text:style-name="T7">01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2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72121120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0" office:value-type="string">
            <text:p text:style-name="P106">Міщенко Дарія</text:p>
          </table:table-cell>
          <table:table-cell table:style-name="Таблица1.C10" office:value-type="string">
            <text:p text:style-name="P37">1<text:span text:style-name="T7">0</text:span>-А</text:p>
          </table:table-cell>
          <table:table-cell table:style-name="Таблица1.D10" office:value-type="string">
            <text:p text:style-name="P102"><text:span text:style-name="T7">01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1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31706040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1" office:value-type="string">
            <text:p text:style-name="P106">Пєданов Олександр</text:p>
          </table:table-cell>
          <table:table-cell table:style-name="Таблица1.C11" office:value-type="string">
            <text:p text:style-name="P37">1<text:span text:style-name="T7">0</text:span>-А</text:p>
          </table:table-cell>
          <table:table-cell table:style-name="Таблица1.D11" office:value-type="string">
            <text:p text:style-name="P102"><text:span text:style-name="T7">01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525778370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2" office:value-type="string">
            <text:p text:style-name="P106">Пільщик Ілля</text:p>
          </table:table-cell>
          <table:table-cell table:style-name="Таблица1.C12" office:value-type="string">
            <text:p text:style-name="P37">1<text:span text:style-name="T7">0</text:span>-А</text:p>
          </table:table-cell>
          <table:table-cell table:style-name="Таблица1.D12" office:value-type="string">
            <text:p text:style-name="P102"><text:span text:style-name="T7">01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4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57843425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3" office:value-type="string">
            <text:p text:style-name="P106">Проняєва Любов</text:p>
          </table:table-cell>
          <table:table-cell table:style-name="Таблица1.C13" office:value-type="string">
            <text:p text:style-name="P37">1<text:span text:style-name="T7">0</text:span>-А</text:p>
          </table:table-cell>
          <table:table-cell table:style-name="Таблица1.D13" office:value-type="string">
            <text:p text:style-name="P102"><text:span text:style-name="T7">01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5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61511393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4" office:value-type="string">
            <text:p text:style-name="P106">Салахов Ілля</text:p>
          </table:table-cell>
          <table:table-cell table:style-name="Таблица1.C14" office:value-type="string">
            <text:p text:style-name="P37">1<text:span text:style-name="T7">0</text:span>-А</text:p>
          </table:table-cell>
          <table:table-cell table:style-name="Таблица1.D14" office:value-type="string">
            <text:p text:style-name="P102"><text:span text:style-name="T7">01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97221379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5" office:value-type="string">
            <text:p text:style-name="P106">Тарасова Дар'я</text:p>
          </table:table-cell>
          <table:table-cell table:style-name="Таблица1.C15" office:value-type="string">
            <text:p text:style-name="P37">1<text:span text:style-name="T7">0</text:span>-А</text:p>
          </table:table-cell>
          <table:table-cell table:style-name="Таблица1.D15" office:value-type="string">
            <text:p text:style-name="P102"><text:span text:style-name="T7">01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18102786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6" office:value-type="string">
            <text:p text:style-name="P106">Тимошенко Олексій</text:p>
          </table:table-cell>
          <table:table-cell table:style-name="Таблица1.C16" office:value-type="string">
            <text:p text:style-name="P37">1<text:span text:style-name="T7">0</text:span>-А</text:p>
          </table:table-cell>
          <table:table-cell table:style-name="Таблица1.D16" office:value-type="string">
            <text:p text:style-name="P102"><text:span text:style-name="T7">01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0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42794375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7" office:value-type="string">
            <text:p text:style-name="P106">Хруль Таїсія</text:p>
          </table:table-cell>
          <table:table-cell table:style-name="Таблица1.C17" office:value-type="string">
            <text:p text:style-name="P37">1<text:span text:style-name="T7">0</text:span>-А</text:p>
          </table:table-cell>
          <table:table-cell table:style-name="Таблица1.D17" office:value-type="string">
            <text:p text:style-name="P102"><text:span text:style-name="T7">01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539433379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8" office:value-type="string">
            <text:p text:style-name="P106">Шведченко Альбіна</text:p>
          </table:table-cell>
          <table:table-cell table:style-name="Таблица1.C18" office:value-type="string">
            <text:p text:style-name="P37">1<text:span text:style-name="T7">0</text:span>-А</text:p>
          </table:table-cell>
          <table:table-cell table:style-name="Таблица1.D18" office:value-type="string">
            <text:p text:style-name="P102"><text:span text:style-name="T7">01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501968660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19" office:value-type="string">
            <text:p text:style-name="P106">Шкедов Іван</text:p>
          </table:table-cell>
          <table:table-cell table:style-name="Таблица1.C19" office:value-type="string">
            <text:p text:style-name="P37">1<text:span text:style-name="T7">0</text:span>-А</text:p>
          </table:table-cell>
          <table:table-cell table:style-name="Таблица1.D19" office:value-type="string">
            <text:p text:style-name="P102"><text:span text:style-name="T7">01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58994634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0" office:value-type="string">
            <text:p text:style-name="P106">Южанін Давид</text:p>
          </table:table-cell>
          <table:table-cell table:style-name="Таблица1.C20" office:value-type="string">
            <text:p text:style-name="P37">1<text:span text:style-name="T7">0</text:span>-А</text:p>
          </table:table-cell>
          <table:table-cell table:style-name="Таблица1.D20" office:value-type="string">
            <text:p text:style-name="P102"><text:span text:style-name="T7">01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69113902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1" office:value-type="string">
            <text:p text:style-name="P106">Юрченко Поліна</text:p>
          </table:table-cell>
          <table:table-cell table:style-name="Таблица1.C21" office:value-type="string">
            <text:p text:style-name="P37">1<text:span text:style-name="T7">0</text:span>-А</text:p>
          </table:table-cell>
          <table:table-cell table:style-name="Таблица1.D21" office:value-type="string">
            <text:p text:style-name="P102"><text:span text:style-name="T7">01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458267714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2" office:value-type="string">
            <text:p text:style-name="P106">Ягупова Поліна</text:p>
          </table:table-cell>
          <table:table-cell table:style-name="Таблица1.C22" office:value-type="string">
            <text:p text:style-name="P37">1<text:span text:style-name="T7">0</text:span>-А</text:p>
          </table:table-cell>
          <table:table-cell table:style-name="Таблица1.D22" office:value-type="string">
            <text:p text:style-name="P102"><text:span text:style-name="T7">01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034570974380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3" office:value-type="string">
            <text:p text:style-name="P106">Яковенко Артем</text:p>
          </table:table-cell>
          <table:table-cell table:style-name="Таблица1.C23" office:value-type="string">
            <text:p text:style-name="P37">1<text:span text:style-name="T7">0</text:span>-А</text:p>
          </table:table-cell>
          <table:table-cell table:style-name="Таблица1.D23" office:value-type="string">
            <text:p text:style-name="P102"><text:span text:style-name="T7">01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627224619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4" office:value-type="string">
            <text:p text:style-name="P105"/>
          </table:table-cell>
          <table:table-cell table:style-name="Таблица1.C24" office:value-type="string">
            <text:p text:style-name="P37"/>
          </table:table-cell>
          <table:table-cell table:style-name="Таблица1.D24" office:value-type="string">
            <text:p text:style-name="P102"/>
          </table:table-cell>
          <table:table-cell table:style-name="Таблица1.E24" office:value-type="string">
            <text:p text:style-name="P27"/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8034608834258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34468385111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34565268675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34631355552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8" office:value-type="string">
            <text:p text:style-name="P105"/>
          </table:table-cell>
          <table:table-cell table:style-name="Таблица1.C28" office:value-type="string">
            <text:p text:style-name="P37"/>
          </table:table-cell>
          <table:table-cell table:style-name="Таблица1.D28" office:value-type="string">
            <text:p text:style-name="P102"/>
          </table:table-cell>
          <table:table-cell table:style-name="Таблица1.E28" office:value-type="string">
            <text:p text:style-name="P35"/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8034579750687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.B29" office:value-type="string">
            <text:p text:style-name="P105"/>
          </table:table-cell>
          <table:table-cell table:style-name="Таблица1.C29" office:value-type="string">
            <text:p text:style-name="P37"/>
          </table:table-cell>
          <table:table-cell table:style-name="Таблица1.D29" office:value-type="string">
            <text:p text:style-name="P102"/>
          </table:table-cell>
          <table:table-cell table:style-name="Таблица1.E29" office:value-type="string">
            <text:p text:style-name="P35"/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034549689589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" office:value-type="string">
            <text:p text:style-name="P84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9332695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" office:value-type="string">
            <text:p text:style-name="P84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90717121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4" office:value-type="string">
            <text:p text:style-name="P84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638408154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5" office:value-type="string">
            <text:p text:style-name="P84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63408808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6" office:value-type="string">
            <text:p text:style-name="P84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57049025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7" office:value-type="string">
            <text:p text:style-name="P84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32517324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8" office:value-type="string">
            <text:p text:style-name="P84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3928678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9" office:value-type="string">
            <text:p text:style-name="P84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28732434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0" office:value-type="string">
            <text:p text:style-name="P84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2625167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1" office:value-type="string">
            <text:p text:style-name="P84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82263740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2" office:value-type="string">
            <text:p text:style-name="P84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40103653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3" office:value-type="string">
            <text:p text:style-name="P84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94161618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4" office:value-type="string">
            <text:p text:style-name="P84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90722191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5" office:value-type="string">
            <text:p text:style-name="P84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59091463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6" office:value-type="string">
            <text:p text:style-name="P84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63168084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7" office:value-type="string">
            <text:p text:style-name="P84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34482273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8" office:value-type="string">
            <text:p text:style-name="P84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83645782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19" office:value-type="string">
            <text:p text:style-name="P84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5119162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0" office:value-type="string">
            <text:p text:style-name="P84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61408238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1" office:value-type="string">
            <text:p text:style-name="P84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27072979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2" office:value-type="string">
            <text:p text:style-name="P84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18751085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3" office:value-type="string">
            <text:p text:style-name="P84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8853620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4" office:value-type="string">
            <text:p text:style-name="P84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34331547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55036197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68528211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4587749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480351475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29" office:value-type="string">
            <text:p text:style-name="P84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648048072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0" office:value-type="string">
            <text:p text:style-name="P84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8034560154275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7.B31" office:value-type="string">
            <text:p text:style-name="P84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6"/>
              </text:list-item>
            </text:list>
          </table:table-cell>
          <table:table-cell table:style-name="Таблица2.B2" office:value-type="string">
            <text:p text:style-name="P81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69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3328848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" office:value-type="string">
            <text:p text:style-name="P81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69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3170169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4" office:value-type="string">
            <text:p text:style-name="P81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69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2555346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5" office:value-type="string">
            <text:p text:style-name="P81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69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1237103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6" office:value-type="string">
            <text:p text:style-name="P81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69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0242645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7" office:value-type="string">
            <text:p text:style-name="P81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69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4267428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8" office:value-type="string">
            <text:p text:style-name="P81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69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1484746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9" office:value-type="string">
            <text:p text:style-name="P81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69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1787704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0" office:value-type="string">
            <text:p text:style-name="P81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69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7766793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1" office:value-type="string">
            <text:p text:style-name="P81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69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0051084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2" office:value-type="string">
            <text:p text:style-name="P81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69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1891020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3" office:value-type="string">
            <text:p text:style-name="P81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69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49020637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4" office:value-type="string">
            <text:p text:style-name="P81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69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04669584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5" office:value-type="string">
            <text:p text:style-name="P81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69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6818503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6" office:value-type="string">
            <text:p text:style-name="P81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69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46936136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7" office:value-type="string">
            <text:p text:style-name="P81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69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19507194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8" office:value-type="string">
            <text:p text:style-name="P81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69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9070492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19" office:value-type="string">
            <text:p text:style-name="P81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69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07466337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0" office:value-type="string">
            <text:p text:style-name="P81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69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61804755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1" office:value-type="string">
            <text:p text:style-name="P81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69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54452212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2" office:value-type="string">
            <text:p text:style-name="P81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69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450921372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3" office:value-type="string">
            <text:p text:style-name="P81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69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45178684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4" office:value-type="string">
            <text:p text:style-name="P81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69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803448022135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63176647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26640815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46247302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0626984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29" office:value-type="string">
            <text:p text:style-name="P81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69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2786549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0" office:value-type="string">
            <text:p text:style-name="P81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69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1025824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0076976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7334538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607507327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4" office:value-type="string">
            <text:p text:style-name="P81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69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803457724387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2.B35" office:value-type="string">
            <text:p text:style-name="P81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69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0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0344815665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" office:value-type="string">
            <text:p text:style-name="P85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69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1692782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" office:value-type="string">
            <text:p text:style-name="P85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69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1799238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4" office:value-type="string">
            <text:p text:style-name="P85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69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6444836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5" office:value-type="string">
            <text:p text:style-name="P85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69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559779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6" office:value-type="string">
            <text:p text:style-name="P85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69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4385195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7" office:value-type="string">
            <text:p text:style-name="P85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69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4188291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8" office:value-type="string">
            <text:p text:style-name="P85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69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839056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9" office:value-type="string">
            <text:p text:style-name="P85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69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969770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0" office:value-type="string">
            <text:p text:style-name="P85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69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108154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1" office:value-type="string">
            <text:p text:style-name="P85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69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136307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2" office:value-type="string">
            <text:p text:style-name="P85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69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0181105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3" office:value-type="string">
            <text:p text:style-name="P85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69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2051274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4" office:value-type="string">
            <text:p text:style-name="P85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69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7036097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5" office:value-type="string">
            <text:p text:style-name="P85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69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5445297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6" office:value-type="string">
            <text:p text:style-name="P85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69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3457601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7" office:value-type="string">
            <text:p text:style-name="P85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69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3005997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8" office:value-type="string">
            <text:p text:style-name="P85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69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5672524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19" office:value-type="string">
            <text:p text:style-name="P85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69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4861696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0" office:value-type="string">
            <text:p text:style-name="P85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69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5127858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1" office:value-type="string">
            <text:p text:style-name="P85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69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3379573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2" office:value-type="string">
            <text:p text:style-name="P85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69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1668988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3" office:value-type="string">
            <text:p text:style-name="P85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69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8757750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4" office:value-type="string">
            <text:p text:style-name="P85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69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6433567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7463632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2954183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9471605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070325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29" office:value-type="string">
            <text:p text:style-name="P85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69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037247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0" office:value-type="string">
            <text:p text:style-name="P85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69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5069948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7386191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58350195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47430092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4" office:value-type="string">
            <text:p text:style-name="P85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69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803462986500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8.B35" office:value-type="string">
            <text:p text:style-name="P85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69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0345070771373" text:continue-list="list80346298650070" text:style-name="L2">
              <text:list-item text:start-value="1">
                <text:p text:style-name="P96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63141410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61363206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62185927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2947510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9875596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0163702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94506352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40004577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9684001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7952473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8121578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8549227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628423047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4537802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22648069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9664908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1273147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47967618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4487285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9407393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61289023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46916514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803455789112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49366389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45840915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63072872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56921330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63715767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803449608130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1">№</text:p>
          </table:table-cell>
          <table:table-cell table:style-name="Таблица4.A1" office:value-type="string">
            <text:p text:style-name="P71">Прізвище, ім’я учня</text:p>
          </table:table-cell>
          <table:table-cell table:style-name="Таблица4.A1" office:value-type="string">
            <text:p text:style-name="P71">Клас</text:p>
          </table:table-cell>
          <table:table-cell table:style-name="Таблица4.A1" office:value-type="string">
            <text:p text:style-name="P71">Дата інструктажу</text:p>
          </table:table-cell>
          <table:table-cell table:style-name="Таблица4.A1" office:value-type="string">
            <text:p text:style-name="P71">Назва інструктажу</text:p>
          </table:table-cell>
          <table:table-cell table:style-name="Таблица4.A1" office:value-type="string">
            <text:p text:style-name="P71">Підпис учня</text:p>
          </table:table-cell>
          <table:table-cell table:style-name="Таблица4.G1" office:value-type="string">
            <text:p text:style-name="P71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0346279423182" text:continue-list="list80344960813064" text:style-name="L2">
              <text:list-item text:start-value="1">
                <text:p text:style-name="P103"/>
              </text:list-item>
            </text:list>
          </table:table-cell>
          <table:table-cell table:style-name="Таблица4.B2" office:value-type="string">
            <text:p text:style-name="P76">Байдин Никита</text:p>
          </table:table-cell>
          <table:table-cell table:style-name="Таблица4.C2" office:value-type="string">
            <text:p text:style-name="P77">10-В</text:p>
          </table:table-cell>
          <table:table-cell table:style-name="Таблица4.D2" office:value-type="string">
            <text:p text:style-name="P74"/>
          </table:table-cell>
          <table:table-cell table:style-name="Таблица4.E2" office:value-type="string">
            <text:p text:style-name="P71">первинний</text:p>
          </table:table-cell>
          <table:table-cell table:style-name="Таблица4.F2" office:value-type="string">
            <text:p text:style-name="P74"/>
          </table:table-cell>
          <table:table-cell table:style-name="Таблица4.G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9744005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" office:value-type="string">
            <text:p text:style-name="P70">Баришніков Дмитро</text:p>
          </table:table-cell>
          <table:table-cell table:style-name="Таблица4.C3" office:value-type="string">
            <text:p text:style-name="P77">10-В</text:p>
          </table:table-cell>
          <table:table-cell table:style-name="Таблица4.D3" office:value-type="string">
            <text:p text:style-name="P74"/>
          </table:table-cell>
          <table:table-cell table:style-name="Таблица4.E3" office:value-type="string">
            <text:p text:style-name="P71">первинний</text:p>
          </table:table-cell>
          <table:table-cell table:style-name="Таблица4.F3" office:value-type="string">
            <text:p text:style-name="P74"/>
          </table:table-cell>
          <table:table-cell table:style-name="Таблица4.G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53661100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4" office:value-type="string">
            <text:p text:style-name="P70">Веселов Михайло</text:p>
          </table:table-cell>
          <table:table-cell table:style-name="Таблица4.C4" office:value-type="string">
            <text:p text:style-name="P77">10-В</text:p>
          </table:table-cell>
          <table:table-cell table:style-name="Таблица4.D4" office:value-type="string">
            <text:p text:style-name="P74"/>
          </table:table-cell>
          <table:table-cell table:style-name="Таблица4.E4" office:value-type="string">
            <text:p text:style-name="P71">первинний</text:p>
          </table:table-cell>
          <table:table-cell table:style-name="Таблица4.F4" office:value-type="string">
            <text:p text:style-name="P74"/>
          </table:table-cell>
          <table:table-cell table:style-name="Таблица4.G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545128136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5" office:value-type="string">
            <text:p text:style-name="P70">Височанський Владислав</text:p>
          </table:table-cell>
          <table:table-cell table:style-name="Таблица4.C5" office:value-type="string">
            <text:p text:style-name="P77">10-В</text:p>
          </table:table-cell>
          <table:table-cell table:style-name="Таблица4.D5" office:value-type="string">
            <text:p text:style-name="P74"/>
          </table:table-cell>
          <table:table-cell table:style-name="Таблица4.E5" office:value-type="string">
            <text:p text:style-name="P71">первинний</text:p>
          </table:table-cell>
          <table:table-cell table:style-name="Таблица4.F5" office:value-type="string">
            <text:p text:style-name="P74"/>
          </table:table-cell>
          <table:table-cell table:style-name="Таблица4.G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82855435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6" office:value-type="string">
            <text:p text:style-name="P70">Волобуєва Тетяна</text:p>
          </table:table-cell>
          <table:table-cell table:style-name="Таблица4.C6" office:value-type="string">
            <text:p text:style-name="P77">10-В</text:p>
          </table:table-cell>
          <table:table-cell table:style-name="Таблица4.D6" office:value-type="string">
            <text:p text:style-name="P74"/>
          </table:table-cell>
          <table:table-cell table:style-name="Таблица4.E6" office:value-type="string">
            <text:p text:style-name="P71">первинний</text:p>
          </table:table-cell>
          <table:table-cell table:style-name="Таблица4.F6" office:value-type="string">
            <text:p text:style-name="P74"/>
          </table:table-cell>
          <table:table-cell table:style-name="Таблица4.G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73848582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7" office:value-type="string">
            <text:p text:style-name="P70">Дудкіна Ганна</text:p>
          </table:table-cell>
          <table:table-cell table:style-name="Таблица4.C7" office:value-type="string">
            <text:p text:style-name="P77">10-В</text:p>
          </table:table-cell>
          <table:table-cell table:style-name="Таблица4.D7" office:value-type="string">
            <text:p text:style-name="P74"/>
          </table:table-cell>
          <table:table-cell table:style-name="Таблица4.E7" office:value-type="string">
            <text:p text:style-name="P71">первинний</text:p>
          </table:table-cell>
          <table:table-cell table:style-name="Таблица4.F7" office:value-type="string">
            <text:p text:style-name="P74"/>
          </table:table-cell>
          <table:table-cell table:style-name="Таблица4.G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6539205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8" office:value-type="string">
            <text:p text:style-name="P70">Єгіазарян Давіт</text:p>
          </table:table-cell>
          <table:table-cell table:style-name="Таблица4.C8" office:value-type="string">
            <text:p text:style-name="P77">10-В</text:p>
          </table:table-cell>
          <table:table-cell table:style-name="Таблица4.D8" office:value-type="string">
            <text:p text:style-name="P74"/>
          </table:table-cell>
          <table:table-cell table:style-name="Таблица4.E8" office:value-type="string">
            <text:p text:style-name="P71">первинний</text:p>
          </table:table-cell>
          <table:table-cell table:style-name="Таблица4.F8" office:value-type="string">
            <text:p text:style-name="P74"/>
          </table:table-cell>
          <table:table-cell table:style-name="Таблица4.G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2633498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9" office:value-type="string">
            <text:p text:style-name="P70">Замишляєва Ганна</text:p>
          </table:table-cell>
          <table:table-cell table:style-name="Таблица4.C9" office:value-type="string">
            <text:p text:style-name="P77">10-В</text:p>
          </table:table-cell>
          <table:table-cell table:style-name="Таблица4.D9" office:value-type="string">
            <text:p text:style-name="P74"/>
          </table:table-cell>
          <table:table-cell table:style-name="Таблица4.E9" office:value-type="string">
            <text:p text:style-name="P71">первинний</text:p>
          </table:table-cell>
          <table:table-cell table:style-name="Таблица4.F9" office:value-type="string">
            <text:p text:style-name="P74"/>
          </table:table-cell>
          <table:table-cell table:style-name="Таблица4.G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3837006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0" office:value-type="string">
            <text:p text:style-name="P70">Земляний Олександр</text:p>
          </table:table-cell>
          <table:table-cell table:style-name="Таблица4.C10" office:value-type="string">
            <text:p text:style-name="P77">10-В</text:p>
          </table:table-cell>
          <table:table-cell table:style-name="Таблица4.D10" office:value-type="string">
            <text:p text:style-name="P74"/>
          </table:table-cell>
          <table:table-cell table:style-name="Таблица4.E10" office:value-type="string">
            <text:p text:style-name="P71">первинний</text:p>
          </table:table-cell>
          <table:table-cell table:style-name="Таблица4.F10" office:value-type="string">
            <text:p text:style-name="P74"/>
          </table:table-cell>
          <table:table-cell table:style-name="Таблица4.G1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599598749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1" office:value-type="string">
            <text:p text:style-name="P70">Іванісов Денис</text:p>
          </table:table-cell>
          <table:table-cell table:style-name="Таблица4.C11" office:value-type="string">
            <text:p text:style-name="P77">10-В</text:p>
          </table:table-cell>
          <table:table-cell table:style-name="Таблица4.D11" office:value-type="string">
            <text:p text:style-name="P74"/>
          </table:table-cell>
          <table:table-cell table:style-name="Таблица4.E11" office:value-type="string">
            <text:p text:style-name="P71">первинний</text:p>
          </table:table-cell>
          <table:table-cell table:style-name="Таблица4.F11" office:value-type="string">
            <text:p text:style-name="P74"/>
          </table:table-cell>
          <table:table-cell table:style-name="Таблица4.G1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8248257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2" office:value-type="string">
            <text:p text:style-name="P70">Коваль Наталія</text:p>
          </table:table-cell>
          <table:table-cell table:style-name="Таблица4.C12" office:value-type="string">
            <text:p text:style-name="P77">10-В</text:p>
          </table:table-cell>
          <table:table-cell table:style-name="Таблица4.D12" office:value-type="string">
            <text:p text:style-name="P74"/>
          </table:table-cell>
          <table:table-cell table:style-name="Таблица4.E12" office:value-type="string">
            <text:p text:style-name="P71">первинний</text:p>
          </table:table-cell>
          <table:table-cell table:style-name="Таблица4.F12" office:value-type="string">
            <text:p text:style-name="P74"/>
          </table:table-cell>
          <table:table-cell table:style-name="Таблица4.G1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85834187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3" office:value-type="string">
            <text:p text:style-name="P70">Ковальов Юрій</text:p>
          </table:table-cell>
          <table:table-cell table:style-name="Таблица4.C13" office:value-type="string">
            <text:p text:style-name="P77">10-В</text:p>
          </table:table-cell>
          <table:table-cell table:style-name="Таблица4.D13" office:value-type="string">
            <text:p text:style-name="P74"/>
          </table:table-cell>
          <table:table-cell table:style-name="Таблица4.E13" office:value-type="string">
            <text:p text:style-name="P71">первинний</text:p>
          </table:table-cell>
          <table:table-cell table:style-name="Таблица4.F13" office:value-type="string">
            <text:p text:style-name="P74"/>
          </table:table-cell>
          <table:table-cell table:style-name="Таблица4.G1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6964837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4" office:value-type="string">
            <text:p text:style-name="P70">Кряж Дмитро</text:p>
          </table:table-cell>
          <table:table-cell table:style-name="Таблица4.C14" office:value-type="string">
            <text:p text:style-name="P77">10-В</text:p>
          </table:table-cell>
          <table:table-cell table:style-name="Таблица4.D14" office:value-type="string">
            <text:p text:style-name="P74"/>
          </table:table-cell>
          <table:table-cell table:style-name="Таблица4.E14" office:value-type="string">
            <text:p text:style-name="P71">первинний</text:p>
          </table:table-cell>
          <table:table-cell table:style-name="Таблица4.F14" office:value-type="string">
            <text:p text:style-name="P74"/>
          </table:table-cell>
          <table:table-cell table:style-name="Таблица4.G1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90267971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5" office:value-type="string">
            <text:p text:style-name="P70">Куршубадзе Еліта</text:p>
          </table:table-cell>
          <table:table-cell table:style-name="Таблица4.C15" office:value-type="string">
            <text:p text:style-name="P77">10-В</text:p>
          </table:table-cell>
          <table:table-cell table:style-name="Таблица4.D15" office:value-type="string">
            <text:p text:style-name="P74"/>
          </table:table-cell>
          <table:table-cell table:style-name="Таблица4.E15" office:value-type="string">
            <text:p text:style-name="P71">первинний</text:p>
          </table:table-cell>
          <table:table-cell table:style-name="Таблица4.F15" office:value-type="string">
            <text:p text:style-name="P74"/>
          </table:table-cell>
          <table:table-cell table:style-name="Таблица4.G15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6597360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6" office:value-type="string">
            <text:p text:style-name="P70">Лебідь Вікторія</text:p>
          </table:table-cell>
          <table:table-cell table:style-name="Таблица4.C16" office:value-type="string">
            <text:p text:style-name="P77">10-В</text:p>
          </table:table-cell>
          <table:table-cell table:style-name="Таблица4.D16" office:value-type="string">
            <text:p text:style-name="P74"/>
          </table:table-cell>
          <table:table-cell table:style-name="Таблица4.E16" office:value-type="string">
            <text:p text:style-name="P71">первинний</text:p>
          </table:table-cell>
          <table:table-cell table:style-name="Таблица4.F16" office:value-type="string">
            <text:p text:style-name="P74"/>
          </table:table-cell>
          <table:table-cell table:style-name="Таблица4.G16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29636291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7" office:value-type="string">
            <text:p text:style-name="P70">Луценко Олександр</text:p>
          </table:table-cell>
          <table:table-cell table:style-name="Таблица4.C17" office:value-type="string">
            <text:p text:style-name="P77">10-В</text:p>
          </table:table-cell>
          <table:table-cell table:style-name="Таблица4.D17" office:value-type="string">
            <text:p text:style-name="P74"/>
          </table:table-cell>
          <table:table-cell table:style-name="Таблица4.E17" office:value-type="string">
            <text:p text:style-name="P71">первинний</text:p>
          </table:table-cell>
          <table:table-cell table:style-name="Таблица4.F17" office:value-type="string">
            <text:p text:style-name="P74"/>
          </table:table-cell>
          <table:table-cell table:style-name="Таблица4.G17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76462853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8" office:value-type="string">
            <text:p text:style-name="P70">Малахов Руслан</text:p>
          </table:table-cell>
          <table:table-cell table:style-name="Таблица4.C18" office:value-type="string">
            <text:p text:style-name="P77">10-В</text:p>
          </table:table-cell>
          <table:table-cell table:style-name="Таблица4.D18" office:value-type="string">
            <text:p text:style-name="P74"/>
          </table:table-cell>
          <table:table-cell table:style-name="Таблица4.E18" office:value-type="string">
            <text:p text:style-name="P71">первинний</text:p>
          </table:table-cell>
          <table:table-cell table:style-name="Таблица4.F18" office:value-type="string">
            <text:p text:style-name="P74"/>
          </table:table-cell>
          <table:table-cell table:style-name="Таблица4.G18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1252277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19" office:value-type="string">
            <text:p text:style-name="P70">Мельничук Єгор</text:p>
          </table:table-cell>
          <table:table-cell table:style-name="Таблица4.C19" office:value-type="string">
            <text:p text:style-name="P77">10-В</text:p>
          </table:table-cell>
          <table:table-cell table:style-name="Таблица4.D19" office:value-type="string">
            <text:p text:style-name="P74"/>
          </table:table-cell>
          <table:table-cell table:style-name="Таблица4.E19" office:value-type="string">
            <text:p text:style-name="P71">первинний</text:p>
          </table:table-cell>
          <table:table-cell table:style-name="Таблица4.F19" office:value-type="string">
            <text:p text:style-name="P74"/>
          </table:table-cell>
          <table:table-cell table:style-name="Таблица4.G1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481975458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0" office:value-type="string">
            <text:p text:style-name="P70">Мирошніченко Яким</text:p>
          </table:table-cell>
          <table:table-cell table:style-name="Таблица4.C20" office:value-type="string">
            <text:p text:style-name="P77">10-В</text:p>
          </table:table-cell>
          <table:table-cell table:style-name="Таблица4.D20" office:value-type="string">
            <text:p text:style-name="P74"/>
          </table:table-cell>
          <table:table-cell table:style-name="Таблица4.E20" office:value-type="string">
            <text:p text:style-name="P71">первинний</text:p>
          </table:table-cell>
          <table:table-cell table:style-name="Таблица4.F20" office:value-type="string">
            <text:p text:style-name="P74"/>
          </table:table-cell>
          <table:table-cell table:style-name="Таблица4.G2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1287274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1" office:value-type="string">
            <text:p text:style-name="P70">Мікулін Микита</text:p>
          </table:table-cell>
          <table:table-cell table:style-name="Таблица4.C21" office:value-type="string">
            <text:p text:style-name="P77">10-В</text:p>
          </table:table-cell>
          <table:table-cell table:style-name="Таблица4.D21" office:value-type="string">
            <text:p text:style-name="P74"/>
          </table:table-cell>
          <table:table-cell table:style-name="Таблица4.E21" office:value-type="string">
            <text:p text:style-name="P71">первинний</text:p>
          </table:table-cell>
          <table:table-cell table:style-name="Таблица4.F21" office:value-type="string">
            <text:p text:style-name="P74"/>
          </table:table-cell>
          <table:table-cell table:style-name="Таблица4.G21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3418669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2" office:value-type="string">
            <text:p text:style-name="P70">Насонова Анна</text:p>
          </table:table-cell>
          <table:table-cell table:style-name="Таблица4.C22" office:value-type="string">
            <text:p text:style-name="P77">10-В</text:p>
          </table:table-cell>
          <table:table-cell table:style-name="Таблица4.D22" office:value-type="string">
            <text:p text:style-name="P74"/>
          </table:table-cell>
          <table:table-cell table:style-name="Таблица4.E22" office:value-type="string">
            <text:p text:style-name="P71">первинний</text:p>
          </table:table-cell>
          <table:table-cell table:style-name="Таблица4.F22" office:value-type="string">
            <text:p text:style-name="P74"/>
          </table:table-cell>
          <table:table-cell table:style-name="Таблица4.G2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50292588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3" office:value-type="string">
            <text:p text:style-name="P70">Овчиннікова Тетяна</text:p>
          </table:table-cell>
          <table:table-cell table:style-name="Таблица4.C23" office:value-type="string">
            <text:p text:style-name="P77">10-В</text:p>
          </table:table-cell>
          <table:table-cell table:style-name="Таблица4.D23" office:value-type="string">
            <text:p text:style-name="P74"/>
          </table:table-cell>
          <table:table-cell table:style-name="Таблица4.E23" office:value-type="string">
            <text:p text:style-name="P71">первинний</text:p>
          </table:table-cell>
          <table:table-cell table:style-name="Таблица4.F23" office:value-type="string">
            <text:p text:style-name="P74"/>
          </table:table-cell>
          <table:table-cell table:style-name="Таблица4.G23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17220784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4" office:value-type="string">
            <text:p text:style-name="P70">Осадчий Євген</text:p>
          </table:table-cell>
          <table:table-cell table:style-name="Таблица4.C24" office:value-type="string">
            <text:p text:style-name="P77">10-В</text:p>
          </table:table-cell>
          <table:table-cell table:style-name="Таблица4.D24" office:value-type="string">
            <text:p text:style-name="P74"/>
          </table:table-cell>
          <table:table-cell table:style-name="Таблица4.E24" office:value-type="string">
            <text:p text:style-name="P71">первинний</text:p>
          </table:table-cell>
          <table:table-cell table:style-name="Таблица4.F24" office:value-type="string">
            <text:p text:style-name="P74"/>
          </table:table-cell>
          <table:table-cell table:style-name="Таблица4.G24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8034655032007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арій Олен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64960356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осохов Максим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49082974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Продайвода Олександр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54015855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Свєтлічний Сергій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51019347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29" office:value-type="string">
            <text:p text:style-name="P70">Свірь Микита</text:p>
          </table:table-cell>
          <table:table-cell table:style-name="Таблица4.C29" office:value-type="string">
            <text:p text:style-name="P77">10-В</text:p>
          </table:table-cell>
          <table:table-cell table:style-name="Таблица4.D29" office:value-type="string">
            <text:p text:style-name="P74"/>
          </table:table-cell>
          <table:table-cell table:style-name="Таблица4.E29" office:value-type="string">
            <text:p text:style-name="P72">первинний</text:p>
          </table:table-cell>
          <table:table-cell table:style-name="Таблица4.F29" office:value-type="string">
            <text:p text:style-name="P74"/>
          </table:table-cell>
          <table:table-cell table:style-name="Таблица4.G2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57006499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0" office:value-type="string">
            <text:p text:style-name="P70">Семеренко Ярослав</text:p>
          </table:table-cell>
          <table:table-cell table:style-name="Таблица4.C30" office:value-type="string">
            <text:p text:style-name="P77">10-В</text:p>
          </table:table-cell>
          <table:table-cell table:style-name="Таблица4.D30" office:value-type="string">
            <text:p text:style-name="P74"/>
          </table:table-cell>
          <table:table-cell table:style-name="Таблица4.E30" office:value-type="string">
            <text:p text:style-name="P73">первинний</text:p>
          </table:table-cell>
          <table:table-cell table:style-name="Таблица4.F30" office:value-type="string">
            <text:p text:style-name="P74"/>
          </table:table-cell>
          <table:table-cell table:style-name="Таблица4.G3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66787158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2" office:value-type="string">
            <text:p text:style-name="P70">Собур Марина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625983143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2" office:value-type="string">
            <text:p text:style-name="P70">Сотник Володимир</text:p>
          </table:table-cell>
          <table:table-cell table:style-name="Таблица4.C32" office:value-type="string">
            <text:p text:style-name="P77">10-В</text:p>
          </table:table-cell>
          <table:table-cell table:style-name="Таблица4.D32" office:value-type="string">
            <text:p text:style-name="P74"/>
          </table:table-cell>
          <table:table-cell table:style-name="Таблица4.E32" office:value-type="string">
            <text:p text:style-name="P73">первинний</text:p>
          </table:table-cell>
          <table:table-cell table:style-name="Таблица4.F32" office:value-type="string">
            <text:p text:style-name="P74"/>
          </table:table-cell>
          <table:table-cell table:style-name="Таблица4.G3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803448347916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4.B33" office:value-type="string">
            <text:p text:style-name="P70">Стуконог Каріна</text:p>
          </table:table-cell>
          <table:table-cell table:style-name="Таблица4.C33" office:value-type="string">
            <text:p text:style-name="P77">10-В</text:p>
          </table:table-cell>
          <table:table-cell table:style-name="Таблица4.D33" office:value-type="string">
            <text:p text:style-name="P74"/>
          </table:table-cell>
          <table:table-cell table:style-name="Таблица4.E33" office:value-type="string">
            <text:p text:style-name="P73">первинний</text:p>
          </table:table-cell>
          <table:table-cell table:style-name="Таблица4.F33" office:value-type="string">
            <text:p text:style-name="P74"/>
          </table:table-cell>
          <table:table-cell table:style-name="Таблица4.G33" office:value-type="string">
            <text:p text:style-name="P75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0346679103754" text:continue-list="list80344834791645" text:style-name="L2">
              <text:list-item text:start-value="1">
                <text:p text:style-name="P96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3231189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9028691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0123304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5789391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7343534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0313224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2269757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3364280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8192062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8646061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2017522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4848244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82943833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1433883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52029961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7122480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9813689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0491851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0496790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2414243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6714165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63289528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803446717279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53904541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48671923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59136919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60604572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54427728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803459679530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1">№</text:p>
          </table:table-cell>
          <table:table-cell table:style-name="Таблица6.A1" office:value-type="string">
            <text:p text:style-name="P71">Прізвище, ім’я учня</text:p>
          </table:table-cell>
          <table:table-cell table:style-name="Таблица6.A1" office:value-type="string">
            <text:p text:style-name="P71">Клас</text:p>
          </table:table-cell>
          <table:table-cell table:style-name="Таблица6.A1" office:value-type="string">
            <text:p text:style-name="P71">Дата інструктажу</text:p>
          </table:table-cell>
          <table:table-cell table:style-name="Таблица6.A1" office:value-type="string">
            <text:p text:style-name="P71">Назва інструктажу</text:p>
          </table:table-cell>
          <table:table-cell table:style-name="Таблица6.A1" office:value-type="string">
            <text:p text:style-name="P71">Підпис учня</text:p>
          </table:table-cell>
          <table:table-cell table:style-name="Таблица6.G1" office:value-type="string">
            <text:p text:style-name="P71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0344701851167" text:continue-list="list80345967953058" text:style-name="L2">
              <text:list-item text:start-value="1">
                <text:p text:style-name="P103"/>
              </text:list-item>
            </text:list>
          </table:table-cell>
          <table:table-cell table:style-name="Таблица6.B2" office:value-type="string">
            <text:p text:style-name="P76">Байдин Никита</text:p>
          </table:table-cell>
          <table:table-cell table:style-name="Таблица6.C2" office:value-type="string">
            <text:p text:style-name="P77">10-В</text:p>
          </table:table-cell>
          <table:table-cell table:style-name="Таблица6.D2" office:value-type="string">
            <text:p text:style-name="P74"/>
          </table:table-cell>
          <table:table-cell table:style-name="Таблица6.E2" office:value-type="string">
            <text:p text:style-name="P71">первинний</text:p>
          </table:table-cell>
          <table:table-cell table:style-name="Таблица6.F2" office:value-type="string">
            <text:p text:style-name="P74"/>
          </table:table-cell>
          <table:table-cell table:style-name="Таблица6.G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04793275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" office:value-type="string">
            <text:p text:style-name="P70">Баришніков Дмитро</text:p>
          </table:table-cell>
          <table:table-cell table:style-name="Таблица6.C3" office:value-type="string">
            <text:p text:style-name="P77">10-В</text:p>
          </table:table-cell>
          <table:table-cell table:style-name="Таблица6.D3" office:value-type="string">
            <text:p text:style-name="P74"/>
          </table:table-cell>
          <table:table-cell table:style-name="Таблица6.E3" office:value-type="string">
            <text:p text:style-name="P71">первинний</text:p>
          </table:table-cell>
          <table:table-cell table:style-name="Таблица6.F3" office:value-type="string">
            <text:p text:style-name="P74"/>
          </table:table-cell>
          <table:table-cell table:style-name="Таблица6.G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66036512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4" office:value-type="string">
            <text:p text:style-name="P70">Веселов Михайло</text:p>
          </table:table-cell>
          <table:table-cell table:style-name="Таблица6.C4" office:value-type="string">
            <text:p text:style-name="P77">10-В</text:p>
          </table:table-cell>
          <table:table-cell table:style-name="Таблица6.D4" office:value-type="string">
            <text:p text:style-name="P74"/>
          </table:table-cell>
          <table:table-cell table:style-name="Таблица6.E4" office:value-type="string">
            <text:p text:style-name="P71">первинний</text:p>
          </table:table-cell>
          <table:table-cell table:style-name="Таблица6.F4" office:value-type="string">
            <text:p text:style-name="P74"/>
          </table:table-cell>
          <table:table-cell table:style-name="Таблица6.G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5600595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5" office:value-type="string">
            <text:p text:style-name="P70">Височанський Владислав</text:p>
          </table:table-cell>
          <table:table-cell table:style-name="Таблица6.C5" office:value-type="string">
            <text:p text:style-name="P77">10-В</text:p>
          </table:table-cell>
          <table:table-cell table:style-name="Таблица6.D5" office:value-type="string">
            <text:p text:style-name="P74"/>
          </table:table-cell>
          <table:table-cell table:style-name="Таблица6.E5" office:value-type="string">
            <text:p text:style-name="P71">первинний</text:p>
          </table:table-cell>
          <table:table-cell table:style-name="Таблица6.F5" office:value-type="string">
            <text:p text:style-name="P74"/>
          </table:table-cell>
          <table:table-cell table:style-name="Таблица6.G5" office:value-type="string">
            <text:p text:style-name="P74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034565191429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6" office:value-type="string">
            <text:p text:style-name="P70">Волобуєва Тетяна</text:p>
          </table:table-cell>
          <table:table-cell table:style-name="Таблица6.C6" office:value-type="string">
            <text:p text:style-name="P77">10-В</text:p>
          </table:table-cell>
          <table:table-cell table:style-name="Таблица6.D6" office:value-type="string">
            <text:p text:style-name="P74"/>
          </table:table-cell>
          <table:table-cell table:style-name="Таблица6.E6" office:value-type="string">
            <text:p text:style-name="P71">первинний</text:p>
          </table:table-cell>
          <table:table-cell table:style-name="Таблица6.F6" office:value-type="string">
            <text:p text:style-name="P74"/>
          </table:table-cell>
          <table:table-cell table:style-name="Таблица6.G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8608539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7" office:value-type="string">
            <text:p text:style-name="P70">Дудкіна Ганна</text:p>
          </table:table-cell>
          <table:table-cell table:style-name="Таблица6.C7" office:value-type="string">
            <text:p text:style-name="P77">10-В</text:p>
          </table:table-cell>
          <table:table-cell table:style-name="Таблица6.D7" office:value-type="string">
            <text:p text:style-name="P74"/>
          </table:table-cell>
          <table:table-cell table:style-name="Таблица6.E7" office:value-type="string">
            <text:p text:style-name="P71">первинний</text:p>
          </table:table-cell>
          <table:table-cell table:style-name="Таблица6.F7" office:value-type="string">
            <text:p text:style-name="P74"/>
          </table:table-cell>
          <table:table-cell table:style-name="Таблица6.G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0895168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8" office:value-type="string">
            <text:p text:style-name="P70">Єгіазарян Давіт</text:p>
          </table:table-cell>
          <table:table-cell table:style-name="Таблица6.C8" office:value-type="string">
            <text:p text:style-name="P77">10-В</text:p>
          </table:table-cell>
          <table:table-cell table:style-name="Таблица6.D8" office:value-type="string">
            <text:p text:style-name="P74"/>
          </table:table-cell>
          <table:table-cell table:style-name="Таблица6.E8" office:value-type="string">
            <text:p text:style-name="P71">первинний</text:p>
          </table:table-cell>
          <table:table-cell table:style-name="Таблица6.F8" office:value-type="string">
            <text:p text:style-name="P74"/>
          </table:table-cell>
          <table:table-cell table:style-name="Таблица6.G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1766143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9" office:value-type="string">
            <text:p text:style-name="P70">Замишляєва Ганна</text:p>
          </table:table-cell>
          <table:table-cell table:style-name="Таблица6.C9" office:value-type="string">
            <text:p text:style-name="P77">10-В</text:p>
          </table:table-cell>
          <table:table-cell table:style-name="Таблица6.D9" office:value-type="string">
            <text:p text:style-name="P74"/>
          </table:table-cell>
          <table:table-cell table:style-name="Таблица6.E9" office:value-type="string">
            <text:p text:style-name="P71">первинний</text:p>
          </table:table-cell>
          <table:table-cell table:style-name="Таблица6.F9" office:value-type="string">
            <text:p text:style-name="P74"/>
          </table:table-cell>
          <table:table-cell table:style-name="Таблица6.G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99632014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0" office:value-type="string">
            <text:p text:style-name="P70">Земляний Олександр</text:p>
          </table:table-cell>
          <table:table-cell table:style-name="Таблица6.C10" office:value-type="string">
            <text:p text:style-name="P77">10-В</text:p>
          </table:table-cell>
          <table:table-cell table:style-name="Таблица6.D10" office:value-type="string">
            <text:p text:style-name="P74"/>
          </table:table-cell>
          <table:table-cell table:style-name="Таблица6.E10" office:value-type="string">
            <text:p text:style-name="P71">первинний</text:p>
          </table:table-cell>
          <table:table-cell table:style-name="Таблица6.F10" office:value-type="string">
            <text:p text:style-name="P74"/>
          </table:table-cell>
          <table:table-cell table:style-name="Таблица6.G1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7300180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1" office:value-type="string">
            <text:p text:style-name="P70">Іванісов Денис</text:p>
          </table:table-cell>
          <table:table-cell table:style-name="Таблица6.C11" office:value-type="string">
            <text:p text:style-name="P77">10-В</text:p>
          </table:table-cell>
          <table:table-cell table:style-name="Таблица6.D11" office:value-type="string">
            <text:p text:style-name="P74"/>
          </table:table-cell>
          <table:table-cell table:style-name="Таблица6.E11" office:value-type="string">
            <text:p text:style-name="P71">первинний</text:p>
          </table:table-cell>
          <table:table-cell table:style-name="Таблица6.F11" office:value-type="string">
            <text:p text:style-name="P74"/>
          </table:table-cell>
          <table:table-cell table:style-name="Таблица6.G1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60292893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2" office:value-type="string">
            <text:p text:style-name="P70">Коваль Наталія</text:p>
          </table:table-cell>
          <table:table-cell table:style-name="Таблица6.C12" office:value-type="string">
            <text:p text:style-name="P77">10-В</text:p>
          </table:table-cell>
          <table:table-cell table:style-name="Таблица6.D12" office:value-type="string">
            <text:p text:style-name="P74"/>
          </table:table-cell>
          <table:table-cell table:style-name="Таблица6.E12" office:value-type="string">
            <text:p text:style-name="P71">первинний</text:p>
          </table:table-cell>
          <table:table-cell table:style-name="Таблица6.F12" office:value-type="string">
            <text:p text:style-name="P74"/>
          </table:table-cell>
          <table:table-cell table:style-name="Таблица6.G1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47630994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3" office:value-type="string">
            <text:p text:style-name="P70">Ковальов Юрій</text:p>
          </table:table-cell>
          <table:table-cell table:style-name="Таблица6.C13" office:value-type="string">
            <text:p text:style-name="P77">10-В</text:p>
          </table:table-cell>
          <table:table-cell table:style-name="Таблица6.D13" office:value-type="string">
            <text:p text:style-name="P74"/>
          </table:table-cell>
          <table:table-cell table:style-name="Таблица6.E13" office:value-type="string">
            <text:p text:style-name="P71">первинний</text:p>
          </table:table-cell>
          <table:table-cell table:style-name="Таблица6.F13" office:value-type="string">
            <text:p text:style-name="P74"/>
          </table:table-cell>
          <table:table-cell table:style-name="Таблица6.G1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66804517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4" office:value-type="string">
            <text:p text:style-name="P70">Кряж Дмитро</text:p>
          </table:table-cell>
          <table:table-cell table:style-name="Таблица6.C14" office:value-type="string">
            <text:p text:style-name="P77">10-В</text:p>
          </table:table-cell>
          <table:table-cell table:style-name="Таблица6.D14" office:value-type="string">
            <text:p text:style-name="P74"/>
          </table:table-cell>
          <table:table-cell table:style-name="Таблица6.E14" office:value-type="string">
            <text:p text:style-name="P71">первинний</text:p>
          </table:table-cell>
          <table:table-cell table:style-name="Таблица6.F14" office:value-type="string">
            <text:p text:style-name="P74"/>
          </table:table-cell>
          <table:table-cell table:style-name="Таблица6.G1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1414730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5" office:value-type="string">
            <text:p text:style-name="P70">Куршубадзе Еліта</text:p>
          </table:table-cell>
          <table:table-cell table:style-name="Таблица6.C15" office:value-type="string">
            <text:p text:style-name="P77">10-В</text:p>
          </table:table-cell>
          <table:table-cell table:style-name="Таблица6.D15" office:value-type="string">
            <text:p text:style-name="P74"/>
          </table:table-cell>
          <table:table-cell table:style-name="Таблица6.E15" office:value-type="string">
            <text:p text:style-name="P71">первинний</text:p>
          </table:table-cell>
          <table:table-cell table:style-name="Таблица6.F15" office:value-type="string">
            <text:p text:style-name="P74"/>
          </table:table-cell>
          <table:table-cell table:style-name="Таблица6.G15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5132383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6" office:value-type="string">
            <text:p text:style-name="P70">Лебідь Вікторія</text:p>
          </table:table-cell>
          <table:table-cell table:style-name="Таблица6.C16" office:value-type="string">
            <text:p text:style-name="P77">10-В</text:p>
          </table:table-cell>
          <table:table-cell table:style-name="Таблица6.D16" office:value-type="string">
            <text:p text:style-name="P74"/>
          </table:table-cell>
          <table:table-cell table:style-name="Таблица6.E16" office:value-type="string">
            <text:p text:style-name="P71">первинний</text:p>
          </table:table-cell>
          <table:table-cell table:style-name="Таблица6.F16" office:value-type="string">
            <text:p text:style-name="P74"/>
          </table:table-cell>
          <table:table-cell table:style-name="Таблица6.G16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4906090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7" office:value-type="string">
            <text:p text:style-name="P70">Луценко Олександр</text:p>
          </table:table-cell>
          <table:table-cell table:style-name="Таблица6.C17" office:value-type="string">
            <text:p text:style-name="P77">10-В</text:p>
          </table:table-cell>
          <table:table-cell table:style-name="Таблица6.D17" office:value-type="string">
            <text:p text:style-name="P74"/>
          </table:table-cell>
          <table:table-cell table:style-name="Таблица6.E17" office:value-type="string">
            <text:p text:style-name="P71">первинний</text:p>
          </table:table-cell>
          <table:table-cell table:style-name="Таблица6.F17" office:value-type="string">
            <text:p text:style-name="P74"/>
          </table:table-cell>
          <table:table-cell table:style-name="Таблица6.G17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3830001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8" office:value-type="string">
            <text:p text:style-name="P70">Малахов Руслан</text:p>
          </table:table-cell>
          <table:table-cell table:style-name="Таблица6.C18" office:value-type="string">
            <text:p text:style-name="P77">10-В</text:p>
          </table:table-cell>
          <table:table-cell table:style-name="Таблица6.D18" office:value-type="string">
            <text:p text:style-name="P74"/>
          </table:table-cell>
          <table:table-cell table:style-name="Таблица6.E18" office:value-type="string">
            <text:p text:style-name="P71">первинний</text:p>
          </table:table-cell>
          <table:table-cell table:style-name="Таблица6.F18" office:value-type="string">
            <text:p text:style-name="P74"/>
          </table:table-cell>
          <table:table-cell table:style-name="Таблица6.G18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480286668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19" office:value-type="string">
            <text:p text:style-name="P70">Мельничук Єгор</text:p>
          </table:table-cell>
          <table:table-cell table:style-name="Таблица6.C19" office:value-type="string">
            <text:p text:style-name="P77">10-В</text:p>
          </table:table-cell>
          <table:table-cell table:style-name="Таблица6.D19" office:value-type="string">
            <text:p text:style-name="P74"/>
          </table:table-cell>
          <table:table-cell table:style-name="Таблица6.E19" office:value-type="string">
            <text:p text:style-name="P71">первинний</text:p>
          </table:table-cell>
          <table:table-cell table:style-name="Таблица6.F19" office:value-type="string">
            <text:p text:style-name="P74"/>
          </table:table-cell>
          <table:table-cell table:style-name="Таблица6.G1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7705218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0" office:value-type="string">
            <text:p text:style-name="P70">Мирошніченко Яким</text:p>
          </table:table-cell>
          <table:table-cell table:style-name="Таблица6.C20" office:value-type="string">
            <text:p text:style-name="P77">10-В</text:p>
          </table:table-cell>
          <table:table-cell table:style-name="Таблица6.D20" office:value-type="string">
            <text:p text:style-name="P74"/>
          </table:table-cell>
          <table:table-cell table:style-name="Таблица6.E20" office:value-type="string">
            <text:p text:style-name="P71">первинний</text:p>
          </table:table-cell>
          <table:table-cell table:style-name="Таблица6.F20" office:value-type="string">
            <text:p text:style-name="P74"/>
          </table:table-cell>
          <table:table-cell table:style-name="Таблица6.G2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498170488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1" office:value-type="string">
            <text:p text:style-name="P70">Мікулін Микита</text:p>
          </table:table-cell>
          <table:table-cell table:style-name="Таблица6.C21" office:value-type="string">
            <text:p text:style-name="P77">10-В</text:p>
          </table:table-cell>
          <table:table-cell table:style-name="Таблица6.D21" office:value-type="string">
            <text:p text:style-name="P74"/>
          </table:table-cell>
          <table:table-cell table:style-name="Таблица6.E21" office:value-type="string">
            <text:p text:style-name="P71">первинний</text:p>
          </table:table-cell>
          <table:table-cell table:style-name="Таблица6.F21" office:value-type="string">
            <text:p text:style-name="P74"/>
          </table:table-cell>
          <table:table-cell table:style-name="Таблица6.G2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3189423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2" office:value-type="string">
            <text:p text:style-name="P70">Насонова Анна</text:p>
          </table:table-cell>
          <table:table-cell table:style-name="Таблица6.C22" office:value-type="string">
            <text:p text:style-name="P77">10-В</text:p>
          </table:table-cell>
          <table:table-cell table:style-name="Таблица6.D22" office:value-type="string">
            <text:p text:style-name="P74"/>
          </table:table-cell>
          <table:table-cell table:style-name="Таблица6.E22" office:value-type="string">
            <text:p text:style-name="P71">первинний</text:p>
          </table:table-cell>
          <table:table-cell table:style-name="Таблица6.F22" office:value-type="string">
            <text:p text:style-name="P74"/>
          </table:table-cell>
          <table:table-cell table:style-name="Таблица6.G22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3016014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3" office:value-type="string">
            <text:p text:style-name="P70">Овчиннікова Тетяна</text:p>
          </table:table-cell>
          <table:table-cell table:style-name="Таблица6.C23" office:value-type="string">
            <text:p text:style-name="P77">10-В</text:p>
          </table:table-cell>
          <table:table-cell table:style-name="Таблица6.D23" office:value-type="string">
            <text:p text:style-name="P74"/>
          </table:table-cell>
          <table:table-cell table:style-name="Таблица6.E23" office:value-type="string">
            <text:p text:style-name="P71">первинний</text:p>
          </table:table-cell>
          <table:table-cell table:style-name="Таблица6.F23" office:value-type="string">
            <text:p text:style-name="P74"/>
          </table:table-cell>
          <table:table-cell table:style-name="Таблица6.G23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532131509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4" office:value-type="string">
            <text:p text:style-name="P70">Осадчий Євген</text:p>
          </table:table-cell>
          <table:table-cell table:style-name="Таблица6.C24" office:value-type="string">
            <text:p text:style-name="P77">10-В</text:p>
          </table:table-cell>
          <table:table-cell table:style-name="Таблица6.D24" office:value-type="string">
            <text:p text:style-name="P74"/>
          </table:table-cell>
          <table:table-cell table:style-name="Таблица6.E24" office:value-type="string">
            <text:p text:style-name="P71">первинний</text:p>
          </table:table-cell>
          <table:table-cell table:style-name="Таблица6.F24" office:value-type="string">
            <text:p text:style-name="P74"/>
          </table:table-cell>
          <table:table-cell table:style-name="Таблица6.G24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8034621113060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арій Олен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67349836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осохов Максим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655704976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Продайвода Олександр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517976370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Свєтлічний Сергій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518327971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29" office:value-type="string">
            <text:p text:style-name="P70">Свірь Микита</text:p>
          </table:table-cell>
          <table:table-cell table:style-name="Таблица6.C29" office:value-type="string">
            <text:p text:style-name="P77">10-В</text:p>
          </table:table-cell>
          <table:table-cell table:style-name="Таблица6.D29" office:value-type="string">
            <text:p text:style-name="P74"/>
          </table:table-cell>
          <table:table-cell table:style-name="Таблица6.E29" office:value-type="string">
            <text:p text:style-name="P72">первинний</text:p>
          </table:table-cell>
          <table:table-cell table:style-name="Таблица6.F29" office:value-type="string">
            <text:p text:style-name="P74"/>
          </table:table-cell>
          <table:table-cell table:style-name="Таблица6.G2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55300134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0" office:value-type="string">
            <text:p text:style-name="P70">Семеренко Ярослав</text:p>
          </table:table-cell>
          <table:table-cell table:style-name="Таблица6.C30" office:value-type="string">
            <text:p text:style-name="P77">10-В</text:p>
          </table:table-cell>
          <table:table-cell table:style-name="Таблица6.D30" office:value-type="string">
            <text:p text:style-name="P74"/>
          </table:table-cell>
          <table:table-cell table:style-name="Таблица6.E30" office:value-type="string">
            <text:p text:style-name="P73">первинний</text:p>
          </table:table-cell>
          <table:table-cell table:style-name="Таблица6.F30" office:value-type="string">
            <text:p text:style-name="P74"/>
          </table:table-cell>
          <table:table-cell table:style-name="Таблица6.G3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53736713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1" office:value-type="string">
            <text:p text:style-name="P70">Собур Марина</text:p>
          </table:table-cell>
          <table:table-cell table:style-name="Таблица6.C31" office:value-type="string">
            <text:p text:style-name="P77">10-В</text:p>
          </table:table-cell>
          <table:table-cell table:style-name="Таблица6.D31" office:value-type="string">
            <text:p text:style-name="P74"/>
          </table:table-cell>
          <table:table-cell table:style-name="Таблица6.E31" office:value-type="string">
            <text:p text:style-name="P73">первинний</text:p>
          </table:table-cell>
          <table:table-cell table:style-name="Таблица6.F31" office:value-type="string">
            <text:p text:style-name="P74"/>
          </table:table-cell>
          <table:table-cell table:style-name="Таблица6.G3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80346382078120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6.B32" office:value-type="string">
            <text:p text:style-name="P70">Сотник Володимир</text:p>
          </table:table-cell>
          <table:table-cell table:style-name="Таблица6.C32" office:value-type="string">
            <text:p text:style-name="P77">10-В</text:p>
          </table:table-cell>
          <table:table-cell table:style-name="Таблица6.D32" office:value-type="string">
            <text:p text:style-name="P74"/>
          </table:table-cell>
          <table:table-cell table:style-name="Таблица6.E32" office:value-type="string">
            <text:p text:style-name="P73">первинний</text:p>
          </table:table-cell>
          <table:table-cell table:style-name="Таблица6.F32" office:value-type="string">
            <text:p text:style-name="P74"/>
          </table:table-cell>
          <table:table-cell table:style-name="Таблица6.G32" office:value-type="string">
            <text:p text:style-name="P75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0345548858077" text:continue-list="list80346382078120" text:style-name="L2">
              <text:list-item text:start-value="1">
                <text:p text:style-name="P96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9840002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48911924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65625272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1222345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1670765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4655437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41763027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03458097469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48651277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0028102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4737165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2356118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0623239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6980845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7424673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490402586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3511255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49537580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7188961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1669355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82105937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80938259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65499136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803456767994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3456359356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3458476709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34526078036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803458470147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0345612810622" text:continue-list="list80345847014741" text:style-name="L2">
              <text:list-item text:start-value="1">
                <text:p text:style-name="P96"/>
              </text:list-item>
            </text:list>
          </table:table-cell>
          <table:table-cell table:style-name="Таблица8.B2" office:value-type="string">
            <text:p text:style-name="P78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5268647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3" office:value-type="string">
            <text:p text:style-name="P78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0293823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4" office:value-type="string">
            <text:p text:style-name="P78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7690264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5" office:value-type="string">
            <text:p text:style-name="P78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2580618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6" office:value-type="string">
            <text:p text:style-name="P78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48808252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7" office:value-type="string">
            <text:p text:style-name="P78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1315938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8" office:value-type="string">
            <text:p text:style-name="P78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2276379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9" office:value-type="string">
            <text:p text:style-name="P78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6447080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0" office:value-type="string">
            <text:p text:style-name="P78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1927141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1" office:value-type="string">
            <text:p text:style-name="P78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54503661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2" office:value-type="string">
            <text:p text:style-name="P78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88994207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3" office:value-type="string">
            <text:p text:style-name="P78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7583440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4" office:value-type="string">
            <text:p text:style-name="P78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2534382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5" office:value-type="string">
            <text:p text:style-name="P78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7444693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6" office:value-type="string">
            <text:p text:style-name="P78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48922209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7" office:value-type="string">
            <text:p text:style-name="P78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4942212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8" office:value-type="string">
            <text:p text:style-name="P78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3373227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19" office:value-type="string">
            <text:p text:style-name="P78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0858904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0" office:value-type="string">
            <text:p text:style-name="P78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96756442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1" office:value-type="string">
            <text:p text:style-name="P78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6609848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2" office:value-type="string">
            <text:p text:style-name="P78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48830804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3" office:value-type="string">
            <text:p text:style-name="P78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50226048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4" office:value-type="string">
            <text:p text:style-name="P78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803467070458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5" office:value-type="string">
            <text:p text:style-name="P78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803461410599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8.B26" office:value-type="string">
            <text:p text:style-name="P78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7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0345813755048" text:continue-list="list80346141059995" text:style-name="L2">
              <text:list-item text:start-value="1">
                <text:p text:style-name="P98"/>
              </text:list-item>
            </text:list>
          </table:table-cell>
          <table:table-cell table:style-name="Таблица14.B2" office:value-type="string">
            <text:p text:style-name="P80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4131819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3" office:value-type="string">
            <text:p text:style-name="P80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288167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4" office:value-type="string">
            <text:p text:style-name="P80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7185808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5" office:value-type="string">
            <text:p text:style-name="P80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9271682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6" office:value-type="string">
            <text:p text:style-name="P80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9744089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7" office:value-type="string">
            <text:p text:style-name="P80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43116569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8" office:value-type="string">
            <text:p text:style-name="P80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5712456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9" office:value-type="string">
            <text:p text:style-name="P80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43000132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0" office:value-type="string">
            <text:p text:style-name="P80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6625752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1" office:value-type="string">
            <text:p text:style-name="P80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7027239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2" office:value-type="string">
            <text:p text:style-name="P80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719339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3" office:value-type="string">
            <text:p text:style-name="P80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4925912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4" office:value-type="string">
            <text:p text:style-name="P80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8477426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5" office:value-type="string">
            <text:p text:style-name="P80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5703577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6" office:value-type="string">
            <text:p text:style-name="P80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415818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7" office:value-type="string">
            <text:p text:style-name="P80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4798643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8" office:value-type="string">
            <text:p text:style-name="P80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211704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19" office:value-type="string">
            <text:p text:style-name="P80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49101455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0" office:value-type="string">
            <text:p text:style-name="P80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1487342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1" office:value-type="string">
            <text:p text:style-name="P80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4467496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2" office:value-type="string">
            <text:p text:style-name="P80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541047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3" office:value-type="string">
            <text:p text:style-name="P80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5588208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4" office:value-type="string">
            <text:p text:style-name="P80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69277519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5" office:value-type="string">
            <text:p text:style-name="P80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803453499229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4.B26" office:value-type="string">
            <text:p text:style-name="P80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0346744257578" text:continue-list="list80345349922917" text:style-name="L2">
              <text:list-item text:start-value="1">
                <text:p text:style-name="P96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49886457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8747850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1326690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0305907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2209557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7002295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43338169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8531639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9690401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0991713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034564945358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5826419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84873767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3483323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8442304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0726015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5398067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37568927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66648211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70328713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70107449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7298881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803450271700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68048272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58763060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646332972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67851997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70125789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803462217392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0346333596878" text:continue-list="list80346221739219" text:style-name="L2">
              <text:list-item text:start-value="1">
                <text:p text:style-name="P96"/>
              </text:list-item>
            </text:list>
          </table:table-cell>
          <table:table-cell table:style-name="Таблица10.B2" office:value-type="string">
            <text:p text:style-name="P81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3547552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" office:value-type="string">
            <text:p text:style-name="P81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6036105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4" office:value-type="string">
            <text:p text:style-name="P81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8982290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5" office:value-type="string">
            <text:p text:style-name="P81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6171128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6" office:value-type="string">
            <text:p text:style-name="P81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83183664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7" office:value-type="string">
            <text:p text:style-name="P81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5573730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8" office:value-type="string">
            <text:p text:style-name="P81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9496723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9" office:value-type="string">
            <text:p text:style-name="P81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50586513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0" office:value-type="string">
            <text:p text:style-name="P81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3046006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1" office:value-type="string">
            <text:p text:style-name="P81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4550179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2" office:value-type="string">
            <text:p text:style-name="P81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5530822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3" office:value-type="string">
            <text:p text:style-name="P81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49470956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4" office:value-type="string">
            <text:p text:style-name="P81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40342404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5" office:value-type="string">
            <text:p text:style-name="P81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0584663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6" office:value-type="string">
            <text:p text:style-name="P81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0782447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7" office:value-type="string">
            <text:p text:style-name="P81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3069248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8" office:value-type="string">
            <text:p text:style-name="P81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0653750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19" office:value-type="string">
            <text:p text:style-name="P81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74631643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0" office:value-type="string">
            <text:p text:style-name="P81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0597666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1" office:value-type="string">
            <text:p text:style-name="P81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4923096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2" office:value-type="string">
            <text:p text:style-name="P81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16498346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3" office:value-type="string">
            <text:p text:style-name="P81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518772511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24" office:value-type="string">
            <text:p text:style-name="P81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803464741970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51430044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61387686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69525898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64032039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62461896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0" office:value-type="string">
            <text:p text:style-name="P81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51005874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1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517564666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2" office:value-type="string">
            <text:p text:style-name="P81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803467891159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0.B33" office:value-type="string">
            <text:p text:style-name="P81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0346981864551" text:continue-list="list80346789115956" text:style-name="L2">
              <text:list-item text:start-value="1">
                <text:p text:style-name="P99"/>
              </text:list-item>
            </text:list>
          </table:table-cell>
          <table:table-cell table:style-name="Таблица16.B2" office:value-type="string">
            <text:p text:style-name="P83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9276044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" office:value-type="string">
            <text:p text:style-name="P83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3278073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4" office:value-type="string">
            <text:p text:style-name="P83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8013385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5" office:value-type="string">
            <text:p text:style-name="P83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71089935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6" office:value-type="string">
            <text:p text:style-name="P83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77270751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7" office:value-type="string">
            <text:p text:style-name="P83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53543962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8" office:value-type="string">
            <text:p text:style-name="P83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8485997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9" office:value-type="string">
            <text:p text:style-name="P83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72997451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0" office:value-type="string">
            <text:p text:style-name="P83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4131068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1" office:value-type="string">
            <text:p text:style-name="P83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0105962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2" office:value-type="string">
            <text:p text:style-name="P83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6761319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3" office:value-type="string">
            <text:p text:style-name="P83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5423304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4" office:value-type="string">
            <text:p text:style-name="P83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5687997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5" office:value-type="string">
            <text:p text:style-name="P83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5809844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6" office:value-type="string">
            <text:p text:style-name="P83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7588313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7" office:value-type="string">
            <text:p text:style-name="P83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39428226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8" office:value-type="string">
            <text:p text:style-name="P83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8074829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19" office:value-type="string">
            <text:p text:style-name="P83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2615142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0" office:value-type="string">
            <text:p text:style-name="P83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54255376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1" office:value-type="string">
            <text:p text:style-name="P83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7533822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2" office:value-type="string">
            <text:p text:style-name="P83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8263968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3" office:value-type="string">
            <text:p text:style-name="P83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71294020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24" office:value-type="string">
            <text:p text:style-name="P83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8851889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06291460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9343766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99461514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12013786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2582929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0" office:value-type="string">
            <text:p text:style-name="P83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8880862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3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621837405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2" office:value-type="string">
            <text:p text:style-name="P83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8034549065878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6.B33" office:value-type="string">
            <text:p text:style-name="P83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0345179782661" text:continue-list="list80345490658786" text:style-name="L2">
              <text:list-item text:start-value="1">
                <text:p text:style-name="P96"/>
              </text:list-item>
            </text:list>
          </table:table-cell>
          <table:table-cell table:style-name="Таблица11.B2" office:value-type="string">
            <text:p text:style-name="P81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1949825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" office:value-type="string">
            <text:p text:style-name="P81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96091503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4" office:value-type="string">
            <text:p text:style-name="P81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3329324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5" office:value-type="string">
            <text:p text:style-name="P81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5935735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6" office:value-type="string">
            <text:p text:style-name="P81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2482835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7" office:value-type="string">
            <text:p text:style-name="P81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5667202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8" office:value-type="string">
            <text:p text:style-name="P81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2711818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9" office:value-type="string">
            <text:p text:style-name="P81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4280755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0" office:value-type="string">
            <text:p text:style-name="P81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9001275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1" office:value-type="string">
            <text:p text:style-name="P81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9120985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2" office:value-type="string">
            <text:p text:style-name="P81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44224965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3" office:value-type="string">
            <text:p text:style-name="P81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4442717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4" office:value-type="string">
            <text:p text:style-name="P81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4217440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5" office:value-type="string">
            <text:p text:style-name="P81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71203534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6" office:value-type="string">
            <text:p text:style-name="P81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2263660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7" office:value-type="string">
            <text:p text:style-name="P81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09328013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8" office:value-type="string">
            <text:p text:style-name="P81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35292947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19" office:value-type="string">
            <text:p text:style-name="P81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9493073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0" office:value-type="string">
            <text:p text:style-name="P81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66553961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1" office:value-type="string">
            <text:p text:style-name="P81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606633592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2" office:value-type="string">
            <text:p text:style-name="P81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77443416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3" office:value-type="string">
            <text:p text:style-name="P81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71479001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4" office:value-type="string">
            <text:p text:style-name="P81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8034548250581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3464845016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34512601962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3458557050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3468850174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29" office:value-type="string">
            <text:p text:style-name="P81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803455948202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1.B30" office:value-type="string">
            <text:p text:style-name="P81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8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0346243901288" text:continue-list="list80345594820280" text:style-name="L2">
              <text:list-item text:start-value="1">
                <text:p text:style-name="P100"/>
              </text:list-item>
            </text:list>
          </table:table-cell>
          <table:table-cell table:style-name="Таблица15.B2" office:value-type="string">
            <text:p text:style-name="P82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52253110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" office:value-type="string">
            <text:p text:style-name="P82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4902778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4" office:value-type="string">
            <text:p text:style-name="P82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33090683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5" office:value-type="string">
            <text:p text:style-name="P82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716014873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6" office:value-type="string">
            <text:p text:style-name="P82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8286453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7" office:value-type="string">
            <text:p text:style-name="P82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49838331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8" office:value-type="string">
            <text:p text:style-name="P82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92260342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9" office:value-type="string">
            <text:p text:style-name="P82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1638869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0" office:value-type="string">
            <text:p text:style-name="P82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7526013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1" office:value-type="string">
            <text:p text:style-name="P82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318181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2" office:value-type="string">
            <text:p text:style-name="P82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3763021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3" office:value-type="string">
            <text:p text:style-name="P82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41106303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4" office:value-type="string">
            <text:p text:style-name="P82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26352911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5" office:value-type="string">
            <text:p text:style-name="P82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1584255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6" office:value-type="string">
            <text:p text:style-name="P82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26057933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7" office:value-type="string">
            <text:p text:style-name="P82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45190087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8" office:value-type="string">
            <text:p text:style-name="P82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9199616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19" office:value-type="string">
            <text:p text:style-name="P82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4416778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0" office:value-type="string">
            <text:p text:style-name="P82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72124042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1" office:value-type="string">
            <text:p text:style-name="P82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7683517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2" office:value-type="string">
            <text:p text:style-name="P82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72520988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3" office:value-type="string">
            <text:p text:style-name="P82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00120387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4" office:value-type="string">
            <text:p text:style-name="P82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02889325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2629191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5124504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657904433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71191604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29" office:value-type="string">
            <text:p text:style-name="P82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803457073885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5.B30" office:value-type="string">
            <text:p text:style-name="P82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6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0346627590414" text:continue-list="list80345707388564" text:style-name="L2">
              <text:list-item text:start-value="1">
                <text:p text:style-name="P96"/>
              </text:list-item>
            </text:list>
          </table:table-cell>
          <table:table-cell table:style-name="Таблица12.B2" office:value-type="string">
            <text:p text:style-name="P78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3376640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" office:value-type="string">
            <text:p text:style-name="P78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80992839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4" office:value-type="string">
            <text:p text:style-name="P78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7663271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5" office:value-type="string">
            <text:p text:style-name="P78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88568065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6" office:value-type="string">
            <text:p text:style-name="P78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46184961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7" office:value-type="string">
            <text:p text:style-name="P78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2943052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8" office:value-type="string">
            <text:p text:style-name="P78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9300109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9" office:value-type="string">
            <text:p text:style-name="P78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35709506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0" office:value-type="string">
            <text:p text:style-name="P78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79499414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1" office:value-type="string">
            <text:p text:style-name="P78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730603055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2" office:value-type="string">
            <text:p text:style-name="P78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4822216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3" office:value-type="string">
            <text:p text:style-name="P78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63656131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4" office:value-type="string">
            <text:p text:style-name="P78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74916724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5" office:value-type="string">
            <text:p text:style-name="P78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19076603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6" office:value-type="string">
            <text:p text:style-name="P78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08567475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7" office:value-type="string">
            <text:p text:style-name="P78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52579309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8" office:value-type="string">
            <text:p text:style-name="P78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81472284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19" office:value-type="string">
            <text:p text:style-name="P78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4991615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0" office:value-type="string">
            <text:p text:style-name="P78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6161186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1" office:value-type="string">
            <text:p text:style-name="P78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581181078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2" office:value-type="string">
            <text:p text:style-name="P78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28226998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3" office:value-type="string">
            <text:p text:style-name="P78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8955413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24" office:value-type="string">
            <text:p text:style-name="P78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803467183839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71338182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629882286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62072390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721145807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9950523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0" office:value-type="string">
            <text:p text:style-name="P78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637454073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726314468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3603324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2948729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4" office:value-type="string">
            <text:p text:style-name="P78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8034526136746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2.B35" office:value-type="string">
            <text:p text:style-name="P78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0346359740076" text:continue-list="list80345261367460" text:style-name="L2">
              <text:list-item text:start-value="1">
                <text:p text:style-name="P101"/>
              </text:list-item>
            </text:list>
          </table:table-cell>
          <table:table-cell table:style-name="Таблица13.B2" office:value-type="string">
            <text:p text:style-name="P79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8325341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" office:value-type="string">
            <text:p text:style-name="P79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0879498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4" office:value-type="string">
            <text:p text:style-name="P79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97842601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5" office:value-type="string">
            <text:p text:style-name="P79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3035656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6" office:value-type="string">
            <text:p text:style-name="P79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3018897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7" office:value-type="string">
            <text:p text:style-name="P79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2447197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8" office:value-type="string">
            <text:p text:style-name="P79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69192255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9" office:value-type="string">
            <text:p text:style-name="P79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01938475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0" office:value-type="string">
            <text:p text:style-name="P79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8880276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1" office:value-type="string">
            <text:p text:style-name="P79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72651623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2" office:value-type="string">
            <text:p text:style-name="P79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3601960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3" office:value-type="string">
            <text:p text:style-name="P79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5004463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4" office:value-type="string">
            <text:p text:style-name="P79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15336849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5" office:value-type="string">
            <text:p text:style-name="P79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4149493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6" office:value-type="string">
            <text:p text:style-name="P79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2082038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7" office:value-type="string">
            <text:p text:style-name="P79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7957640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8" office:value-type="string">
            <text:p text:style-name="P79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8184704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19" office:value-type="string">
            <text:p text:style-name="P79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8914798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0" office:value-type="string">
            <text:p text:style-name="P79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2570156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1" office:value-type="string">
            <text:p text:style-name="P79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3174463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2" office:value-type="string">
            <text:p text:style-name="P79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6681587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3" office:value-type="string">
            <text:p text:style-name="P79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3832750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24" office:value-type="string">
            <text:p text:style-name="P79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4972831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6510459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4180229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5064805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6945243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8985942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0" office:value-type="string">
            <text:p text:style-name="P79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700466944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6496743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9644058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55927522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4" office:value-type="string">
            <text:p text:style-name="P79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8034680452836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3.B35" office:value-type="string">
            <text:p text:style-name="P79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03:44.027038076</dc:date>
    <meta:editing-duration>PT1H15M32S</meta:editing-duration>
    <meta:editing-cycles>11</meta:editing-cycles>
    <meta:generator>LibreOffice/5.4.3.2$Linux_X86_64 LibreOffice_project/40m0$Build-2</meta:generator>
    <meta:document-statistic meta:table-count="18" meta:image-count="22" meta:object-count="0" meta:page-count="19" meta:paragraph-count="2741" meta:word-count="3621" meta:character-count="24099" meta:non-whitespace-character-count="23269"/>
  </office:meta>
</office:document-meta>
</file>